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sion.getMajorVer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ersion.main( String [ ] arg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ersion.getBuild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.getVers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.getBuild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.getMinorVer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